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53.51pt" svg:height="255.09pt" svg:x="290.15pt" svg:y="2.83pt">
            <loext:p draw:notify-on-update-of-ranges="sum_sum.C1:sum_sum.C100 sum_sum.D1:sum_sum.D100 sum_sum.C1:sum_sum.C100 sum_sum.E1:sum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37.618037049996" calcext:value-type="float">
            <text:p>37.618037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40.578595879314" calcext:value-type="float">
            <text:p>40.57859587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38.644216161619" calcext:value-type="float">
            <text:p>38.64421616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41.811611513398" calcext:value-type="float">
            <text:p>41.8116115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45.212210702593" calcext:value-type="float">
            <text:p>45.21221070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42.907407480421" calcext:value-type="float">
            <text:p>42.90740748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41.738086937052" calcext:value-type="float">
            <text:p>41.73808693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39.612422548241" calcext:value-type="float">
            <text:p>39.6124225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39.152340503361" calcext:value-type="float">
            <text:p>39.15234050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40.616167467979" calcext:value-type="float">
            <text:p>40.6161674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38.671583745973" calcext:value-type="float">
            <text:p>38.6715837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36.220899718213" calcext:value-type="float">
            <text:p>36.22089971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37.53401358887" calcext:value-type="float">
            <text:p>37.53401358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36.206986265399" calcext:value-type="float">
            <text:p>36.2069862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39.189462648098" calcext:value-type="float">
            <text:p>39.1894626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43.956814997831" calcext:value-type="float">
            <text:p>43.95681499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5.676300687038" calcext:value-type="float">
            <text:p>35.676300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35.605918733282" calcext:value-type="float">
            <text:p>35.6059187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33.618715567069" calcext:value-type="float">
            <text:p>33.61871556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85" calcext:value-type="float">
            <text:p>1288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38.847472151372" calcext:value-type="float">
            <text:p>38.84747215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49" calcext:value-type="float">
            <text:p>13349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37.357711925038" calcext:value-type="float">
            <text:p>37.3577119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813" calcext:value-type="float">
            <text:p>13813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44.23278746867" calcext:value-type="float">
            <text:p>44.2327874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277" calcext:value-type="float">
            <text:p>14277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39.640049155429" calcext:value-type="float">
            <text:p>39.64004915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741" calcext:value-type="float">
            <text:p>14741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39.743187894871" calcext:value-type="float">
            <text:p>39.74318789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205" calcext:value-type="float">
            <text:p>15205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38.804928312309" calcext:value-type="float">
            <text:p>38.8049283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669" calcext:value-type="float">
            <text:p>15669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40.193703037402" calcext:value-type="float">
            <text:p>40.19370303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33" calcext:value-type="float">
            <text:p>16133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38.529515174583" calcext:value-type="float">
            <text:p>38.52951517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97" calcext:value-type="float">
            <text:p>16597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41.697954002324" calcext:value-type="float">
            <text:p>41.69795400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1" calcext:value-type="float">
            <text:p>17061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40.465659278641" calcext:value-type="float">
            <text:p>40.46565927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543" calcext:value-type="float">
            <text:p>18543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37.154895294335" calcext:value-type="float">
            <text:p>37.15489529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09" calcext:value-type="float">
            <text:p>19009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41.845346594095" calcext:value-type="float">
            <text:p>41.8453465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73" calcext:value-type="float">
            <text:p>19473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44.29149802481" calcext:value-type="float">
            <text:p>44.29149802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37" calcext:value-type="float">
            <text:p>19937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7.522171240292" calcext:value-type="float">
            <text:p>37.52217124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401" calcext:value-type="float">
            <text:p>20401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39.419853614782" calcext:value-type="float">
            <text:p>39.4198536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865" calcext:value-type="float">
            <text:p>20865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40.272317347263" calcext:value-type="float">
            <text:p>40.2723173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29" calcext:value-type="float">
            <text:p>21329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38.708844633579" calcext:value-type="float">
            <text:p>38.7088446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793" calcext:value-type="float">
            <text:p>21793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38.639320060723" calcext:value-type="float">
            <text:p>38.63932006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257" calcext:value-type="float">
            <text:p>22257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7.12525159639" calcext:value-type="float">
            <text:p>37.1252515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721" calcext:value-type="float">
            <text:p>22721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43.469598359573" calcext:value-type="float">
            <text:p>43.4695983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185" calcext:value-type="float">
            <text:p>23185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41.528758846506" calcext:value-type="float">
            <text:p>41.52875884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38" calcext:value-type="float">
            <text:p>25638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36.826219211104" calcext:value-type="float">
            <text:p>36.8262192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863" calcext:value-type="float">
            <text:p>26863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40.991185660459" calcext:value-type="float">
            <text:p>40.99118566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27" calcext:value-type="float">
            <text:p>27327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39.308433303213" calcext:value-type="float">
            <text:p>39.30843330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791" calcext:value-type="float">
            <text:p>27791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41.211375186359" calcext:value-type="float">
            <text:p>41.2113751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255" calcext:value-type="float">
            <text:p>28255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43.605637788273" calcext:value-type="float">
            <text:p>43.6056377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719" calcext:value-type="float">
            <text:p>28719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43.183017144811" calcext:value-type="float">
            <text:p>43.18301714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83" calcext:value-type="float">
            <text:p>29183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38.341825000592" calcext:value-type="float">
            <text:p>38.3418250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647" calcext:value-type="float">
            <text:p>29647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39.609828922235" calcext:value-type="float">
            <text:p>39.60982892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111" calcext:value-type="float">
            <text:p>30111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42.832297699881" calcext:value-type="float">
            <text:p>42.83229769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575" calcext:value-type="float">
            <text:p>30575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33.523192222573" calcext:value-type="float">
            <text:p>33.5231922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039" calcext:value-type="float">
            <text:p>31039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37.044223451112" calcext:value-type="float">
            <text:p>37.04422345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503" calcext:value-type="float">
            <text:p>31503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38.402449027675" calcext:value-type="float">
            <text:p>38.40244902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967" calcext:value-type="float">
            <text:p>31967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36.950698707095" calcext:value-type="float">
            <text:p>36.95069870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431" calcext:value-type="float">
            <text:p>32431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38.739716460666" calcext:value-type="float">
            <text:p>38.73971646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895" calcext:value-type="float">
            <text:p>32895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40.653694070419" calcext:value-type="float">
            <text:p>40.65369407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359" calcext:value-type="float">
            <text:p>33359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38.741450811051" calcext:value-type="float">
            <text:p>38.7414508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823" calcext:value-type="float">
            <text:p>33823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41.537582867672" calcext:value-type="float">
            <text:p>41.5375828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87" calcext:value-type="float">
            <text:p>34287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8.695936385202" calcext:value-type="float">
            <text:p>38.6959363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751" calcext:value-type="float">
            <text:p>34751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39.076543033934" calcext:value-type="float">
            <text:p>39.0765430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67" calcext:value-type="float">
            <text:p>36267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41.13537238677" calcext:value-type="float">
            <text:p>41.13537238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761" calcext:value-type="float">
            <text:p>36761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39.213804533438" calcext:value-type="float">
            <text:p>39.21380453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225" calcext:value-type="float">
            <text:p>37225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43.034055702615" calcext:value-type="float">
            <text:p>43.03405570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89" calcext:value-type="float">
            <text:p>37689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39.773783166168" calcext:value-type="float">
            <text:p>39.77378316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153" calcext:value-type="float">
            <text:p>38153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41.702278248576" calcext:value-type="float">
            <text:p>41.7022782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617" calcext:value-type="float">
            <text:p>38617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7.768222258934" calcext:value-type="float">
            <text:p>37.7682222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81" calcext:value-type="float">
            <text:p>39081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43.595043813644" calcext:value-type="float">
            <text:p>43.5950438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45" calcext:value-type="float">
            <text:p>39545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39.822527932088" calcext:value-type="float">
            <text:p>39.82252793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09" calcext:value-type="float">
            <text:p>40009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41.166575784424" calcext:value-type="float">
            <text:p>41.16657578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473" calcext:value-type="float">
            <text:p>40473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40.510300230198" calcext:value-type="float">
            <text:p>40.51030023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937" calcext:value-type="float">
            <text:p>40937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43.219745463657" calcext:value-type="float">
            <text:p>43.21974546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401" calcext:value-type="float">
            <text:p>41401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41.065898691751" calcext:value-type="float">
            <text:p>41.06589869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865" calcext:value-type="float">
            <text:p>41865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43.762713409629" calcext:value-type="float">
            <text:p>43.76271340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329" calcext:value-type="float">
            <text:p>42329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40.215193388493" calcext:value-type="float">
            <text:p>40.21519338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93" calcext:value-type="float">
            <text:p>42793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37.139380087772" calcext:value-type="float">
            <text:p>37.13938008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257" calcext:value-type="float">
            <text:p>43257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9.016607018367" calcext:value-type="float">
            <text:p>39.01660701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721" calcext:value-type="float">
            <text:p>43721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39.815742343016" calcext:value-type="float">
            <text:p>39.8157423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85" calcext:value-type="float">
            <text:p>44185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41.675707125897" calcext:value-type="float">
            <text:p>41.6757071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49" calcext:value-type="float">
            <text:p>44649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43.407925401739" calcext:value-type="float">
            <text:p>43.40792540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3" calcext:value-type="float">
            <text:p>45113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40.049112887043" calcext:value-type="float">
            <text:p>40.0491128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577" calcext:value-type="float">
            <text:p>45577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39.023726039364" calcext:value-type="float">
            <text:p>39.02372603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041" calcext:value-type="float">
            <text:p>46041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40.588659931353" calcext:value-type="float">
            <text:p>40.58865993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296" calcext:value-type="float">
            <text:p>48296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40.606463927823" calcext:value-type="float">
            <text:p>40.6064639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521" calcext:value-type="float">
            <text:p>49521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42.342191008624" calcext:value-type="float">
            <text:p>42.34219100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85" calcext:value-type="float">
            <text:p>49985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40.342340229911" calcext:value-type="float">
            <text:p>40.3423402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49" calcext:value-type="float">
            <text:p>50449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40.522792698393" calcext:value-type="float">
            <text:p>40.52279269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913" calcext:value-type="float">
            <text:p>50913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39.143058005538" calcext:value-type="float">
            <text:p>39.14305800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77" calcext:value-type="float">
            <text:p>51377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38.590296080029" calcext:value-type="float">
            <text:p>38.590296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41" calcext:value-type="float">
            <text:p>51841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41.821365573449" calcext:value-type="float">
            <text:p>41.82136557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305" calcext:value-type="float">
            <text:p>52305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41.4535295445" calcext:value-type="float">
            <text:p>41.45352954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827" calcext:value-type="float">
            <text:p>53827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41.158760969805" calcext:value-type="float">
            <text:p>41.15876096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293" calcext:value-type="float">
            <text:p>54293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40.393105408568" calcext:value-type="float">
            <text:p>40.39310540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757" calcext:value-type="float">
            <text:p>54757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39.570004586972" calcext:value-type="float">
            <text:p>39.5700045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221" calcext:value-type="float">
            <text:p>55221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40.910751783812" calcext:value-type="float">
            <text:p>40.91075178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85" calcext:value-type="float">
            <text:p>55685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39.890051415055" calcext:value-type="float">
            <text:p>39.89005141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149" calcext:value-type="float">
            <text:p>56149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42.888734348767" calcext:value-type="float">
            <text:p>42.88873434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613" calcext:value-type="float">
            <text:p>56613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41.443729956389" calcext:value-type="float">
            <text:p>41.44372995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077" calcext:value-type="float">
            <text:p>57077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42.130870014884" calcext:value-type="float">
            <text:p>42.13087001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41" calcext:value-type="float">
            <text:p>57541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41.714248273627" calcext:value-type="float">
            <text:p>41.7142482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005" calcext:value-type="float">
            <text:p>58005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40.733423774801" calcext:value-type="float">
            <text:p>40.73342377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469" calcext:value-type="float">
            <text:p>58469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44.435022083627" calcext:value-type="float">
            <text:p>44.4350220836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2:08:15.427625039</dc:date>
    <meta:editing-duration>PT1M10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04cm" svg:y="0.315cm" chart:style-name="ch2">
          <text:p>Total Energy generation</text:p>
        </chart:title>
        <chart:subtitle svg:x="5.254cm" svg:y="1.286cm" chart:style-name="ch3">
          <text:p>system overview - hidden alert</text:p>
        </chart:subtitle>
        <chart:legend chart:legend-position="end" svg:x="13.114cm" svg:y="3.925cm" style:legend-expansion="high" chart:style-name="ch4"/>
        <chart:plot-area chart:style-name="ch5" table:cell-range-address="sum_sum.C1:sum_sum.E100" chart:data-source-has-labels="row" svg:x="0.32cm" svg:y="2.153cm" svg:width="12.474cm" svg:height="6.667cm">
          <chartooo:coordinate-region svg:x="0.994cm" svg:y="2.366cm" svg:width="11.269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sum.D1:sum_sum.D100" loext:label-string="sum" chart:class="chart:scatter">
            <chart:domain table:cell-range-address="sum_sum.C1:sum_sum.C100"/>
            <chart:data-point chart:repeated="100"/>
          </chart:series>
          <chart:series chart:style-name="ch9" chart:values-cell-range-address="sum_sum.E1:sum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37.618037049996">
                <text:p>37.618037049996</text:p>
                <draw:g>
                  <svg:desc>sum_sum.D1:sum_sum.D100</svg:desc>
                </draw:g>
              </table:table-cell>
              <table:table-cell office:value-type="float" office:value="100">
                <text:p>100</text:p>
                <draw:g>
                  <svg:desc>sum_sum.E1:sum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40.578595879314">
                <text:p>40.578595879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38.644216161619">
                <text:p>38.644216161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41.811611513398">
                <text:p>41.811611513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45.212210702593">
                <text:p>45.212210702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2.907407480421">
                <text:p>42.907407480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41.738086937052">
                <text:p>41.738086937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39.612422548241">
                <text:p>39.612422548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9.152340503361">
                <text:p>39.152340503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40.616167467979">
                <text:p>40.616167467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38.671583745973">
                <text:p>38.671583745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6.220899718213">
                <text:p>36.220899718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37.53401358887">
                <text:p>37.53401358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36.206986265399">
                <text:p>36.206986265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9.189462648098">
                <text:p>39.1894626480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3.956814997831">
                <text:p>43.956814997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5.676300687038">
                <text:p>35.6763006870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35.605918733282">
                <text:p>35.605918733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3.618715567069">
                <text:p>33.618715567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38.847472151372">
                <text:p>38.847472151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37.357711925038">
                <text:p>37.3577119250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4.23278746867">
                <text:p>44.23278746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39.640049155429">
                <text:p>39.640049155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39.743187894871">
                <text:p>39.743187894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38.804928312309">
                <text:p>38.804928312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40.193703037402">
                <text:p>40.193703037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38.529515174583">
                <text:p>38.529515174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41.697954002324">
                <text:p>41.697954002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40.465659278641">
                <text:p>40.465659278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37.154895294335">
                <text:p>37.154895294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41.845346594095">
                <text:p>41.84534659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44.29149802481">
                <text:p>44.29149802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7.522171240292">
                <text:p>37.522171240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39.419853614782">
                <text:p>39.419853614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40.272317347263">
                <text:p>40.272317347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8.708844633579">
                <text:p>38.708844633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8.639320060723">
                <text:p>38.639320060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7.12525159639">
                <text:p>37.12525159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43.469598359573">
                <text:p>43.469598359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41.528758846506">
                <text:p>41.528758846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36.826219211104">
                <text:p>36.826219211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40.991185660459">
                <text:p>40.991185660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9.308433303213">
                <text:p>39.308433303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41.211375186359">
                <text:p>41.211375186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43.605637788273">
                <text:p>43.605637788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43.183017144811">
                <text:p>43.183017144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8.341825000592">
                <text:p>38.341825000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39.609828922235">
                <text:p>39.609828922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2.832297699881">
                <text:p>42.832297699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33.523192222573">
                <text:p>33.523192222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37.044223451112">
                <text:p>37.044223451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38.402449027675">
                <text:p>38.402449027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6.950698707095">
                <text:p>36.950698707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8.739716460666">
                <text:p>38.739716460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40.653694070419">
                <text:p>40.653694070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8.741450811051">
                <text:p>38.741450811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41.537582867672">
                <text:p>41.537582867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8.695936385202">
                <text:p>38.695936385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39.076543033934">
                <text:p>39.076543033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41.13537238677">
                <text:p>41.13537238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9.213804533438">
                <text:p>39.213804533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43.034055702615">
                <text:p>43.034055702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9.773783166168">
                <text:p>39.773783166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41.702278248576">
                <text:p>41.702278248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7.768222258934">
                <text:p>37.768222258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43.595043813644">
                <text:p>43.595043813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39.822527932088">
                <text:p>39.822527932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41.166575784424">
                <text:p>41.166575784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40.510300230198">
                <text:p>40.510300230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43.219745463657">
                <text:p>43.219745463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41.065898691751">
                <text:p>41.065898691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43.762713409629">
                <text:p>43.762713409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40.215193388493">
                <text:p>40.215193388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37.139380087772">
                <text:p>37.139380087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9.016607018367">
                <text:p>39.016607018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9.815742343016">
                <text:p>39.815742343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41.675707125897">
                <text:p>41.675707125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43.407925401739">
                <text:p>43.407925401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40.049112887043">
                <text:p>40.049112887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39.023726039364">
                <text:p>39.023726039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40.588659931353">
                <text:p>40.588659931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40.606463927823">
                <text:p>40.606463927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42.342191008624">
                <text:p>42.342191008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40.342340229911">
                <text:p>40.342340229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40.522792698393">
                <text:p>40.522792698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9.143058005538">
                <text:p>39.143058005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38.590296080029">
                <text:p>38.590296080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41.821365573449">
                <text:p>41.821365573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41.4535295445">
                <text:p>41.4535295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41.158760969805">
                <text:p>41.158760969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40.393105408568">
                <text:p>40.393105408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39.570004586972">
                <text:p>39.570004586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40.910751783812">
                <text:p>40.910751783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39.890051415055">
                <text:p>39.890051415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42.888734348767">
                <text:p>42.888734348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41.443729956389">
                <text:p>41.443729956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42.130870014884">
                <text:p>42.130870014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41.714248273627">
                <text:p>41.714248273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0.733423774801">
                <text:p>40.733423774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44.435022083627">
                <text:p>44.43502208362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